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4000" draw:fill-color="#ffffff" draw:textarea-horizontal-align="justify" draw:textarea-vertical-align="middle" draw:auto-grow-height="false" fo:min-height="0.65cm" fo:min-width="1.96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4.906cm" fo:min-width="4.513cm" draw:shadow-opacity="0%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9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2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398cm"/>
      <style:paragraph-properties style:writing-mode="lr-tb"/>
    </style:style>
    <style:style style:name="gr14" style:family="graphic" style:parent-style-name="objectwithoutfill">
      <style:graphic-properties svg:stroke-color="#ff0000" draw:marker-end="Arrow" draw:marker-end-width="0.3cm" draw:fill="none" draw:fill-color="#ff4000" draw:textarea-vertical-align="middle"/>
    </style:style>
    <style:style style:name="gr15" style:family="graphic" style:parent-style-name="standard">
      <style:graphic-properties draw:stroke="none" svg:stroke-color="#ff0000" draw:fill="none" draw:fill-color="#ffffff" draw:auto-grow-height="true" draw:auto-grow-width="false" fo:max-height="0cm" fo:min-height="0.528cm"/>
      <style:paragraph-properties style:writing-mode="lr-tb"/>
    </style:style>
    <style:style style:name="gr16" style:family="graphic" style:parent-style-name="standard">
      <style:graphic-properties draw:stroke="none" svg:stroke-color="#ff0000" draw:fill="none" draw:fill-color="#ffffff" draw:auto-grow-height="true" draw:auto-grow-width="false" fo:max-height="0cm" fo:min-height="0.50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14cm"/>
      <style:paragraph-properties style:writing-mode="lr-tb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729fcf" draw:opacity="0%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8" style:family="paragraph">
      <loext:graphic-properties draw:fill="none" draw:fill-color="#ff4000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46cm" svg:height="0.9cm" svg:x="7.826cm" svg:y="17.135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21.031cm" svg:y1="12.652cm" svg:x2="22.659cm" svg:y2="12.652cm">
            <text:p/>
          </draw:line>
          <draw:line draw:style-name="gr2" draw:text-style-name="P2" draw:layer="layout" svg:x1="21.031cm" svg:y1="12.652cm" svg:x2="22.659cm" svg:y2="12.652cm">
            <text:p/>
          </draw:line>
          <draw:line draw:style-name="gr2" draw:text-style-name="P2" draw:layer="layout" svg:x1="21.031cm" svg:y1="13.177cm" svg:x2="22.659cm" svg:y2="13.177cm">
            <text:p/>
          </draw:line>
          <draw:line draw:style-name="gr2" draw:text-style-name="P2" draw:layer="layout" svg:x1="21.834cm" svg:y1="13.886cm" svg:x2="21.847cm" svg:y2="13.173cm">
            <text:p/>
          </draw:line>
          <draw:line draw:style-name="gr2" draw:text-style-name="P2" draw:layer="layout" svg:x1="21.834cm" svg:y1="12.663cm" svg:x2="21.847cm" svg:y2="11.95cm">
            <text:p/>
          </draw:line>
        </draw:g>
        <draw:g>
          <draw:line draw:style-name="gr2" draw:text-style-name="P2" draw:layer="layout" svg:x1="6.661cm" svg:y1="11.378cm" svg:x2="4.967cm" svg:y2="11.391cm">
            <text:p/>
          </draw:line>
          <draw:line draw:style-name="gr2" draw:text-style-name="P2" draw:layer="layout" svg:x1="6.662cm" svg:y1="11.37cm" svg:x2="4.968cm" svg:y2="11.383cm">
            <text:p/>
          </draw:line>
          <draw:line draw:style-name="gr2" draw:text-style-name="P2" draw:layer="layout" svg:x1="5.43cm" svg:y1="11.671cm" svg:x2="6.272cm" svg:y2="11.671cm">
            <text:p/>
          </draw:line>
          <draw:line draw:style-name="gr2" draw:text-style-name="P2" draw:layer="layout" svg:x1="5.657cm" svg:y1="11.922cm" svg:x2="6.062cm" svg:y2="11.922cm">
            <text:p/>
          </draw:line>
          <draw:line draw:style-name="gr2" draw:text-style-name="P2" draw:layer="layout" svg:x1="5.836cm" svg:y1="11.36cm" svg:x2="5.843cm" svg:y2="10.712cm">
            <text:p/>
          </draw:line>
        </draw:g>
        <draw:g>
          <draw:line draw:style-name="gr2" draw:text-style-name="P2" draw:layer="layout" svg:x1="9.76cm" svg:y1="5.243cm" svg:x2="9.989cm" svg:y2="4.851cm">
            <text:p/>
          </draw:line>
          <draw:line draw:style-name="gr2" draw:text-style-name="P2" draw:layer="layout" svg:x1="10.467cm" svg:y1="5.649cm" svg:x2="9.985cm" svg:y2="4.852cm">
            <text:p/>
          </draw:line>
          <draw:line draw:style-name="gr2" draw:text-style-name="P2" draw:layer="layout" svg:x1="11.412cm" svg:y1="5.694cm" svg:x2="11.894cm" svg:y2="4.897cm">
            <text:p/>
          </draw:line>
          <draw:line draw:style-name="gr2" draw:text-style-name="P2" draw:layer="layout" svg:x1="10.444cm" svg:y1="5.668cm" svg:x2="10.926cm" svg:y2="4.871cm">
            <text:p/>
          </draw:line>
          <draw:line draw:style-name="gr2" draw:text-style-name="P2" draw:layer="layout" svg:x1="11.432cm" svg:y1="5.689cm" svg:x2="10.95cm" svg:y2="4.892cm">
            <text:p/>
          </draw:line>
          <draw:line draw:style-name="gr2" draw:text-style-name="P2" draw:layer="layout" svg:x1="12.388cm" svg:y1="5.69cm" svg:x2="11.906cm" svg:y2="4.893cm">
            <text:p/>
          </draw:line>
          <draw:line draw:style-name="gr2" draw:text-style-name="P2" draw:layer="layout" svg:x1="12.38cm" svg:y1="5.651cm" svg:x2="12.609cm" svg:y2="5.259cm">
            <text:p/>
          </draw:line>
        </draw:g>
        <draw:g>
          <draw:line draw:style-name="gr2" draw:text-style-name="P2" draw:layer="layout" svg:x1="14.891cm" svg:y1="9.409cm" svg:x2="14.53cm" svg:y2="9.19cm">
            <text:p/>
          </draw:line>
          <draw:line draw:style-name="gr2" draw:text-style-name="P2" draw:layer="layout" svg:x1="15.237cm" svg:y1="8.715cm" svg:x2="14.53cm" svg:y2="9.194cm">
            <text:p/>
          </draw:line>
          <draw:line draw:style-name="gr2" draw:text-style-name="P2" draw:layer="layout" svg:x1="15.252cm" svg:y1="7.793cm" svg:x2="14.518cm" svg:y2="7.332cm">
            <text:p/>
          </draw:line>
          <draw:line draw:style-name="gr2" draw:text-style-name="P2" draw:layer="layout" svg:x1="15.255cm" svg:y1="8.737cm" svg:x2="14.521cm" svg:y2="8.276cm">
            <text:p/>
          </draw:line>
          <draw:line draw:style-name="gr2" draw:text-style-name="P2" draw:layer="layout" svg:x1="15.247cm" svg:y1="7.774cm" svg:x2="14.54cm" svg:y2="8.253cm">
            <text:p/>
          </draw:line>
          <draw:line draw:style-name="gr2" draw:text-style-name="P2" draw:layer="layout" svg:x1="15.221cm" svg:y1="6.842cm" svg:x2="14.514cm" svg:y2="7.321cm">
            <text:p/>
          </draw:line>
          <draw:line draw:style-name="gr2" draw:text-style-name="P2" draw:layer="layout" svg:x1="15.187cm" svg:y1="6.85cm" svg:x2="14.826cm" svg:y2="6.631cm">
            <text:p/>
          </draw:line>
        </draw:g>
        <draw:line draw:style-name="gr3" draw:text-style-name="P2" draw:layer="layout" svg:x1="8.805cm" svg:y1="12.392cm" svg:x2="8.805cm" svg:y2="14.452cm">
          <text:p/>
        </draw:line>
        <draw:custom-shape draw:style-name="gr4" draw:text-style-name="P3" draw:layer="layout" svg:width="5.013cm" svg:height="5.156cm" svg:x="1.672cm" svg:y="14.677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7.845cm" svg:y1="8.163cm" svg:x2="7.849cm" svg:y2="5.181cm">
          <text:p/>
        </draw:line>
        <draw:line draw:style-name="gr5" draw:text-style-name="P2" draw:layer="layout" svg:x1="7.855cm" svg:y1="5.213cm" svg:x2="9.808cm" svg:y2="5.199cm">
          <text:p/>
        </draw:line>
        <draw:line draw:style-name="gr5" draw:text-style-name="P2" draw:layer="layout" svg:x1="12.569cm" svg:y1="5.245cm" svg:x2="16.952cm" svg:y2="5.225cm">
          <text:p/>
        </draw:line>
        <draw:line draw:style-name="gr5" draw:text-style-name="P2" draw:layer="layout" svg:x1="14.843cm" svg:y1="5.198cm" svg:x2="14.845cm" svg:y2="6.659cm">
          <text:p/>
        </draw:line>
        <draw:line draw:style-name="gr5" draw:text-style-name="P2" draw:layer="layout" svg:x1="7.862cm" svg:y1="9.908cm" svg:x2="7.854cm" svg:y2="12.156cm">
          <text:p/>
        </draw:line>
        <draw:custom-shape draw:style-name="gr6" draw:text-style-name="P4" draw:layer="layout" svg:width="1.842cm" svg:height="1.843cm" svg:x="6.959cm" svg:y="8.155cm">
          <text:p text:style-name="P4">+</text:p>
          <text:p text:style-name="P4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7.849cm" svg:y1="10.711cm" svg:x2="5.793cm" svg:y2="10.697cm">
          <text:p/>
        </draw:line>
        <draw:g xml:id="id1" draw:id="id1">
          <draw:line draw:style-name="gr2" draw:text-style-name="P2" draw:layer="layout" svg:x1="7.885cm" svg:y1="14.595cm" svg:x2="7.524cm" svg:y2="14.4cm">
            <text:p/>
          </draw:line>
          <draw:line draw:style-name="gr2" draw:text-style-name="P2" draw:layer="layout" svg:x1="8.231cm" svg:y1="13.977cm" svg:x2="7.524cm" svg:y2="14.403cm">
            <text:p/>
          </draw:line>
          <draw:line draw:style-name="gr2" draw:text-style-name="P2" draw:layer="layout" svg:x1="8.246cm" svg:y1="13.157cm" svg:x2="7.512cm" svg:y2="12.747cm">
            <text:p/>
          </draw:line>
          <draw:line draw:style-name="gr2" draw:text-style-name="P2" draw:layer="layout" svg:x1="8.249cm" svg:y1="13.997cm" svg:x2="7.515cm" svg:y2="13.587cm">
            <text:p/>
          </draw:line>
          <draw:line draw:style-name="gr2" draw:text-style-name="P2" draw:layer="layout" svg:x1="8.241cm" svg:y1="13.141cm" svg:x2="7.534cm" svg:y2="13.567cm">
            <text:p/>
          </draw:line>
          <draw:line draw:style-name="gr2" draw:text-style-name="P2" draw:layer="layout" svg:x1="8.215cm" svg:y1="12.311cm" svg:x2="7.508cm" svg:y2="12.737cm">
            <text:p/>
          </draw:line>
          <draw:line draw:style-name="gr2" draw:text-style-name="P2" draw:layer="layout" svg:x1="8.181cm" svg:y1="12.319cm" svg:x2="7.82cm" svg:y2="12.124cm">
            <text:p/>
          </draw:line>
        </draw:g>
        <draw:line draw:style-name="gr5" draw:text-style-name="P2" draw:layer="layout" svg:x1="14.869cm" svg:y1="9.332cm" svg:x2="14.864cm" svg:y2="10.684cm">
          <text:p/>
        </draw:line>
        <draw:line draw:style-name="gr5" draw:text-style-name="P2" draw:layer="layout" svg:x1="12.616cm" svg:y1="10.709cm" svg:x2="14.89cm" svg:y2="10.704cm">
          <text:p/>
        </draw:line>
        <draw:g>
          <draw:line draw:style-name="gr2" draw:text-style-name="P2" draw:layer="layout" svg:x1="9.798cm" svg:y1="10.728cm" svg:x2="10.027cm" svg:y2="10.336cm">
            <text:p/>
          </draw:line>
          <draw:line draw:style-name="gr2" draw:text-style-name="P2" draw:layer="layout" svg:x1="10.505cm" svg:y1="11.134cm" svg:x2="10.023cm" svg:y2="10.337cm">
            <text:p/>
          </draw:line>
          <draw:line draw:style-name="gr2" draw:text-style-name="P2" draw:layer="layout" svg:x1="11.45cm" svg:y1="11.179cm" svg:x2="11.932cm" svg:y2="10.382cm">
            <text:p/>
          </draw:line>
          <draw:line draw:style-name="gr2" draw:text-style-name="P2" draw:layer="layout" svg:x1="10.482cm" svg:y1="11.153cm" svg:x2="10.964cm" svg:y2="10.356cm">
            <text:p/>
          </draw:line>
          <draw:line draw:style-name="gr2" draw:text-style-name="P2" draw:layer="layout" svg:x1="11.47cm" svg:y1="11.174cm" svg:x2="10.988cm" svg:y2="10.377cm">
            <text:p/>
          </draw:line>
          <draw:line draw:style-name="gr2" draw:text-style-name="P2" draw:layer="layout" svg:x1="12.426cm" svg:y1="11.175cm" svg:x2="11.944cm" svg:y2="10.378cm">
            <text:p/>
          </draw:line>
          <draw:line draw:style-name="gr2" draw:text-style-name="P2" draw:layer="layout" svg:x1="12.418cm" svg:y1="11.136cm" svg:x2="12.647cm" svg:y2="10.744cm">
            <text:p/>
          </draw:line>
        </draw:g>
        <draw:line draw:style-name="gr5" draw:text-style-name="P2" draw:layer="layout" svg:x1="9.827cm" svg:y1="10.712cm" svg:x2="7.903cm" svg:y2="10.712cm">
          <text:p/>
        </draw:line>
        <draw:line draw:style-name="gr3" draw:text-style-name="P2" draw:layer="layout" svg:x1="23.013cm" svg:y1="11.917cm" svg:x2="23.013cm" svg:y2="13.977cm">
          <text:p/>
        </draw:line>
        <draw:connector draw:style-name="gr5" draw:text-style-name="P2" draw:layer="layout" draw:type="line" svg:x1="7.878cm" svg:y1="14.595cm" svg:x2="7.869cm" svg:y2="15.694cm" draw:start-shape="id1" draw:start-glue-point="2" svg:d="M7878 14595l-9 1099" svg:viewBox="0 0 10 1100">
          <text:p/>
        </draw:connector>
        <draw:line draw:style-name="gr5" draw:text-style-name="P2" draw:layer="layout" svg:x1="7.843cm" svg:y1="15.657cm" svg:x2="9.796cm" svg:y2="15.643cm">
          <text:p/>
        </draw:line>
        <draw:g>
          <draw:line draw:style-name="gr2" draw:text-style-name="P2" draw:layer="layout" svg:x1="9.76cm" svg:y1="15.674cm" svg:x2="9.989cm" svg:y2="15.282cm">
            <text:p/>
          </draw:line>
          <draw:line draw:style-name="gr2" draw:text-style-name="P2" draw:layer="layout" svg:x1="10.467cm" svg:y1="16.08cm" svg:x2="9.985cm" svg:y2="15.283cm">
            <text:p/>
          </draw:line>
          <draw:line draw:style-name="gr2" draw:text-style-name="P2" draw:layer="layout" svg:x1="11.412cm" svg:y1="16.125cm" svg:x2="11.894cm" svg:y2="15.328cm">
            <text:p/>
          </draw:line>
          <draw:line draw:style-name="gr2" draw:text-style-name="P2" draw:layer="layout" svg:x1="10.444cm" svg:y1="16.099cm" svg:x2="10.926cm" svg:y2="15.302cm">
            <text:p/>
          </draw:line>
          <draw:line draw:style-name="gr2" draw:text-style-name="P2" draw:layer="layout" svg:x1="11.432cm" svg:y1="16.12cm" svg:x2="10.95cm" svg:y2="15.323cm">
            <text:p/>
          </draw:line>
          <draw:line draw:style-name="gr2" draw:text-style-name="P2" draw:layer="layout" svg:x1="12.388cm" svg:y1="16.121cm" svg:x2="11.906cm" svg:y2="15.324cm">
            <text:p/>
          </draw:line>
          <draw:line draw:style-name="gr2" draw:text-style-name="P2" draw:layer="layout" svg:x1="12.38cm" svg:y1="16.082cm" svg:x2="12.609cm" svg:y2="15.69cm">
            <text:p/>
          </draw:line>
        </draw:g>
        <draw:line draw:style-name="gr5" draw:text-style-name="P2" draw:layer="layout" svg:x1="12.563cm" svg:y1="15.709cm" svg:x2="21.849cm" svg:y2="15.688cm">
          <text:p/>
        </draw:line>
        <draw:line draw:style-name="gr5" draw:text-style-name="P2" draw:layer="layout" svg:x1="14.862cm" svg:y1="10.638cm" svg:x2="14.868cm" svg:y2="11.864cm">
          <text:p/>
        </draw:line>
        <draw:line draw:style-name="gr5" draw:text-style-name="P2" draw:layer="layout" svg:x1="14.848cm" svg:y1="15.715cm" svg:x2="14.848cm" svg:y2="14.027cm">
          <text:p/>
        </draw:line>
        <draw:custom-shape draw:style-name="gr7" draw:text-style-name="P4" draw:layer="layout" svg:width="2.153cm" svg:height="2.573cm" svg:x="13.781cm" svg:y="11.628cm">
          <text:p text:style-name="P4">+</text:p>
          <text:p text:style-name="P4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>
          <draw:line draw:style-name="gr2" draw:text-style-name="P2" draw:layer="layout" svg:x1="16.901cm" svg:y1="5.231cm" svg:x2="17.13cm" svg:y2="4.839cm">
            <text:p/>
          </draw:line>
          <draw:line draw:style-name="gr2" draw:text-style-name="P2" draw:layer="layout" svg:x1="17.608cm" svg:y1="5.637cm" svg:x2="17.126cm" svg:y2="4.84cm">
            <text:p/>
          </draw:line>
          <draw:line draw:style-name="gr2" draw:text-style-name="P2" draw:layer="layout" svg:x1="18.553cm" svg:y1="5.682cm" svg:x2="19.035cm" svg:y2="4.885cm">
            <text:p/>
          </draw:line>
          <draw:line draw:style-name="gr2" draw:text-style-name="P2" draw:layer="layout" svg:x1="17.585cm" svg:y1="5.656cm" svg:x2="18.067cm" svg:y2="4.859cm">
            <text:p/>
          </draw:line>
          <draw:line draw:style-name="gr2" draw:text-style-name="P2" draw:layer="layout" svg:x1="18.573cm" svg:y1="5.677cm" svg:x2="18.091cm" svg:y2="4.88cm">
            <text:p/>
          </draw:line>
          <draw:line draw:style-name="gr2" draw:text-style-name="P2" draw:layer="layout" svg:x1="19.529cm" svg:y1="5.678cm" svg:x2="19.047cm" svg:y2="4.881cm">
            <text:p/>
          </draw:line>
          <draw:line draw:style-name="gr2" draw:text-style-name="P2" draw:layer="layout" svg:x1="19.521cm" svg:y1="5.639cm" svg:x2="19.75cm" svg:y2="5.247cm">
            <text:p/>
          </draw:line>
        </draw:g>
        <draw:line draw:style-name="gr5" draw:text-style-name="P2" draw:layer="layout" svg:x1="19.734cm" svg:y1="5.298cm" svg:x2="21.849cm" svg:y2="5.308cm">
          <text:p/>
        </draw:line>
        <draw:line draw:style-name="gr5" draw:text-style-name="P2" draw:layer="layout" svg:x1="21.854cm" svg:y1="5.305cm" svg:x2="21.856cm" svg:y2="6.766cm">
          <text:p/>
        </draw:line>
        <draw:line draw:style-name="gr5" draw:text-style-name="P2" draw:layer="layout" svg:x1="21.859cm" svg:y1="9.164cm" svg:x2="21.85cm" svg:y2="10.701cm">
          <text:p/>
        </draw:line>
        <draw:g>
          <draw:custom-shape draw:style-name="gr8" draw:text-style-name="P5" draw:layer="layout" svg:width="2.153cm" svg:height="2.573cm" svg:x="20.781cm" svg:y="6.65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9" draw:text-style-name="P2" draw:layer="layout" svg:x1="21.855cm" svg:y1="7.399cm" svg:x2="21.855cm" svg:y2="8.664cm">
            <text:p/>
          </draw:line>
        </draw:g>
        <draw:line draw:style-name="gr5" draw:text-style-name="P2" draw:layer="layout" svg:x1="21.848cm" svg:y1="10.698cm" svg:x2="21.829cm" svg:y2="12.547cm">
          <text:p/>
        </draw:line>
        <draw:line draw:style-name="gr5" draw:text-style-name="P2" draw:layer="layout" svg:x1="21.822cm" svg:y1="13.672cm" svg:x2="21.802cm" svg:y2="15.695cm">
          <text:p/>
        </draw:line>
        <draw:frame draw:style-name="gr10" draw:text-style-name="P6" draw:layer="layout" svg:width="2.963cm" svg:height="0.962cm" svg:x="10.499cm" svg:y="5.732cm">
          <draw:text-box>
            <text:p>R</text:p>
          </draw:text-box>
        </draw:frame>
        <draw:frame draw:style-name="gr11" draw:text-style-name="P7" draw:layer="layout" svg:width="1.375cm" svg:height="0.645cm" svg:x="10.923cm" svg:y="6.102cm">
          <draw:text-box>
            <text:p><text:span text:style-name="T1">1</text:span></text:p>
          </draw:text-box>
        </draw:frame>
        <draw:frame draw:style-name="gr10" draw:text-style-name="P6" draw:layer="layout" svg:width="2.037cm" svg:height="0.962cm" svg:x="17.617cm" svg:y="5.653cm">
          <draw:text-box>
            <text:p>R</text:p>
          </draw:text-box>
        </draw:frame>
        <draw:frame draw:style-name="gr11" draw:text-style-name="P7" draw:layer="layout" svg:width="1.72cm" svg:height="0.645cm" svg:x="18.066cm" svg:y="6.076cm">
          <draw:text-box>
            <text:p><text:span text:style-name="T1">2</text:span></text:p>
          </draw:text-box>
        </draw:frame>
        <draw:frame draw:style-name="gr10" draw:text-style-name="P6" draw:layer="layout" svg:width="3.545cm" svg:height="0.962cm" svg:x="15.21cm" svg:y="7.504cm">
          <draw:text-box>
            <text:p>R</text:p>
          </draw:text-box>
        </draw:frame>
        <draw:frame draw:style-name="gr11" draw:text-style-name="P7" draw:layer="layout" svg:width="1.825cm" svg:height="0.645cm" svg:x="15.633cm" svg:y="7.822cm">
          <draw:text-box>
            <text:p><text:span text:style-name="T1">3</text:span></text:p>
          </draw:text-box>
        </draw:frame>
        <draw:frame draw:style-name="gr10" draw:text-style-name="P6" draw:layer="layout" svg:width="5.027cm" svg:height="0.962cm" svg:x="22.961cm" svg:y="7.822cm">
          <draw:text-box>
            <text:p>I = K <text:s/>V</text:p>
          </draw:text-box>
        </draw:frame>
        <draw:frame draw:style-name="gr11" draw:text-style-name="P7" draw:layer="layout" svg:width="0.767cm" svg:height="0.645cm" svg:x="23.119cm" svg:y="8.193cm">
          <draw:text-box>
            <text:p><text:span text:style-name="T1">b</text:span></text:p>
          </draw:text-box>
        </draw:frame>
        <draw:frame draw:style-name="gr11" draw:text-style-name="P7" draw:layer="layout" svg:width="0.767cm" svg:height="0.645cm" svg:x="24.285cm" svg:y="8.168cm">
          <draw:text-box>
            <text:p><text:span text:style-name="T1">b</text:span></text:p>
          </draw:text-box>
        </draw:frame>
        <draw:frame draw:style-name="gr11" draw:text-style-name="P7" draw:layer="layout" svg:width="0.767cm" svg:height="0.645cm" svg:x="25.052cm" svg:y="8.194cm">
          <draw:text-box>
            <text:p><text:span text:style-name="T1">b</text:span></text:p>
          </draw:text-box>
        </draw:frame>
        <draw:frame draw:style-name="gr10" draw:text-style-name="P6" draw:layer="layout" svg:width="2.778cm" svg:height="0.962cm" svg:x="23.2cm" svg:y="12.293cm">
          <draw:text-box>
            <text:p>I</text:p>
          </draw:text-box>
        </draw:frame>
        <draw:frame draw:style-name="gr11" draw:text-style-name="P7" draw:layer="layout" svg:width="0.767cm" svg:height="0.645cm" svg:x="23.437cm" svg:y="12.692cm">
          <draw:text-box>
            <text:p><text:span text:style-name="T1">c</text:span></text:p>
          </draw:text-box>
        </draw:frame>
        <draw:frame draw:style-name="gr12" draw:text-style-name="P6" draw:layer="layout" svg:width="0.979cm" svg:height="1.376cm" svg:x="20.13cm" svg:y="12.901cm">
          <draw:text-box>
            <text:p>C</text:p>
          </draw:text-box>
        </draw:frame>
        <draw:frame draw:style-name="gr10" draw:text-style-name="P6" draw:layer="layout" svg:width="5.027cm" svg:height="0.962cm" svg:x="15.315cm" svg:y="13.643cm">
          <draw:text-box>
            <text:p>V = K <text:s/>I</text:p>
          </draw:text-box>
        </draw:frame>
        <draw:frame draw:style-name="gr11" draw:text-style-name="P7" draw:layer="layout" svg:width="0.767cm" svg:height="0.645cm" svg:x="15.66cm" svg:y="14.042cm">
          <draw:text-box>
            <text:p><text:span text:style-name="T1">d</text:span></text:p>
          </draw:text-box>
        </draw:frame>
        <draw:frame draw:style-name="gr11" draw:text-style-name="P7" draw:layer="layout" svg:width="0.767cm" svg:height="0.645cm" svg:x="16.878cm" svg:y="13.99cm">
          <draw:text-box>
            <text:p><text:span text:style-name="T1">d</text:span></text:p>
          </draw:text-box>
        </draw:frame>
        <draw:frame draw:style-name="gr11" draw:text-style-name="P7" draw:layer="layout" svg:width="0.767cm" svg:height="0.645cm" svg:x="17.381cm" svg:y="13.99cm">
          <draw:text-box>
            <text:p><text:span text:style-name="T1">d</text:span></text:p>
          </draw:text-box>
        </draw:frame>
        <draw:frame draw:style-name="gr10" draw:text-style-name="P6" draw:layer="layout" svg:width="2.064cm" svg:height="0.962cm" svg:x="10.394cm" svg:y="16.025cm">
          <draw:text-box>
            <text:p>R</text:p>
          </draw:text-box>
        </draw:frame>
        <draw:frame draw:style-name="gr13" draw:text-style-name="P7" draw:layer="layout" svg:width="0.767cm" svg:height="0.648cm" svg:x="10.872cm" svg:y="16.408cm">
          <draw:text-box>
            <text:p><text:span text:style-name="T1">7</text:span></text:p>
          </draw:text-box>
        </draw:frame>
        <draw:frame draw:style-name="gr10" draw:text-style-name="P6" draw:layer="layout" svg:width="1.958cm" svg:height="0.962cm" svg:x="9.176cm" svg:y="12.77cm">
          <draw:text-box>
            <text:p>I</text:p>
          </draw:text-box>
        </draw:frame>
        <draw:frame draw:style-name="gr11" draw:text-style-name="P7" draw:layer="layout" svg:width="0.767cm" svg:height="0.645cm" svg:x="9.39cm" svg:y="13.117cm">
          <draw:text-box>
            <text:p><text:span text:style-name="T1">d</text:span></text:p>
          </draw:text-box>
        </draw:frame>
        <draw:frame draw:style-name="gr10" draw:text-style-name="P6" draw:layer="layout" svg:width="1.058cm" svg:height="0.962cm" svg:x="6.452cm" svg:y="12.823cm">
          <draw:text-box>
            <text:p>R</text:p>
          </draw:text-box>
        </draw:frame>
        <draw:frame draw:style-name="gr11" draw:text-style-name="P7" draw:layer="layout" svg:width="1.667cm" svg:height="0.645cm" svg:x="6.928cm" svg:y="13.272cm">
          <draw:text-box>
            <text:p><text:span text:style-name="T1">6</text:span></text:p>
          </draw:text-box>
        </draw:frame>
        <draw:line draw:style-name="gr5" draw:text-style-name="P2" draw:layer="layout" svg:x1="14.814cm" svg:y1="10.696cm" svg:x2="16.929cm" svg:y2="10.706cm">
          <text:p/>
        </draw:line>
        <draw:g>
          <draw:line draw:style-name="gr2" draw:text-style-name="P2" draw:layer="layout" svg:x1="16.893cm" svg:y1="10.708cm" svg:x2="17.122cm" svg:y2="10.316cm">
            <text:p/>
          </draw:line>
          <draw:line draw:style-name="gr2" draw:text-style-name="P2" draw:layer="layout" svg:x1="17.6cm" svg:y1="11.114cm" svg:x2="17.118cm" svg:y2="10.317cm">
            <text:p/>
          </draw:line>
          <draw:line draw:style-name="gr2" draw:text-style-name="P2" draw:layer="layout" svg:x1="18.545cm" svg:y1="11.159cm" svg:x2="19.027cm" svg:y2="10.362cm">
            <text:p/>
          </draw:line>
          <draw:line draw:style-name="gr2" draw:text-style-name="P2" draw:layer="layout" svg:x1="17.577cm" svg:y1="11.133cm" svg:x2="18.059cm" svg:y2="10.336cm">
            <text:p/>
          </draw:line>
          <draw:line draw:style-name="gr2" draw:text-style-name="P2" draw:layer="layout" svg:x1="18.565cm" svg:y1="11.154cm" svg:x2="18.083cm" svg:y2="10.357cm">
            <text:p/>
          </draw:line>
          <draw:line draw:style-name="gr2" draw:text-style-name="P2" draw:layer="layout" svg:x1="19.521cm" svg:y1="11.155cm" svg:x2="19.039cm" svg:y2="10.358cm">
            <text:p/>
          </draw:line>
          <draw:line draw:style-name="gr2" draw:text-style-name="P2" draw:layer="layout" svg:x1="19.513cm" svg:y1="11.116cm" svg:x2="19.742cm" svg:y2="10.724cm">
            <text:p/>
          </draw:line>
        </draw:g>
        <draw:line draw:style-name="gr5" draw:text-style-name="P2" draw:layer="layout" svg:x1="19.722cm" svg:y1="10.713cm" svg:x2="21.828cm" svg:y2="10.713cm">
          <text:p/>
        </draw:line>
        <draw:frame draw:style-name="gr10" draw:text-style-name="P6" draw:layer="layout" svg:width="1.535cm" svg:height="0.962cm" svg:x="10.657cm" svg:y="11.103cm">
          <draw:text-box>
            <text:p>R</text:p>
          </draw:text-box>
        </draw:frame>
        <draw:frame draw:style-name="gr11" draw:text-style-name="P7" draw:layer="layout" svg:width="1.402cm" svg:height="0.645cm" svg:x="11.108cm" svg:y="11.42cm">
          <draw:text-box>
            <text:p><text:span text:style-name="T1">4</text:span></text:p>
          </draw:text-box>
        </draw:frame>
        <draw:frame draw:style-name="gr10" draw:text-style-name="P6" draw:layer="layout" svg:width="2.355cm" svg:height="0.962cm" svg:x="17.669cm" svg:y="11.13cm">
          <draw:text-box>
            <text:p>R</text:p>
          </draw:text-box>
        </draw:frame>
        <draw:frame draw:style-name="gr11" draw:text-style-name="P7" draw:layer="layout" svg:width="3.175cm" svg:height="0.645cm" svg:x="18.145cm" svg:y="11.473cm">
          <draw:text-box>
            <text:p><text:span text:style-name="T1">5</text:span></text:p>
          </draw:text-box>
        </draw:frame>
        <draw:frame draw:style-name="gr10" draw:text-style-name="P6" draw:layer="layout" svg:width="1.958cm" svg:height="0.962cm" svg:x="3.673cm" svg:y="11.473cm">
          <draw:text-box>
            <text:p>GND</text:p>
          </draw:text-box>
        </draw:frame>
        <draw:line draw:style-name="gr14" draw:text-style-name="P8" draw:layer="layout" svg:x1="7.006cm" svg:y1="3.933cm" svg:x2="7.853cm" svg:y2="5.176cm">
          <text:p/>
        </draw:line>
        <draw:custom-shape draw:style-name="gr1" draw:text-style-name="P1" draw:layer="layout" svg:width="2.46cm" svg:height="0.9cm" svg:x="5.525cm" svg:y="3.033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2.117cm" svg:height="0.778cm" svg:x="5.868cm" svg:y="3.14cm">
          <draw:text-box>
            <text:p><text:span text:style-name="T2">Node 1</text:span></text:p>
          </draw:text-box>
        </draw:frame>
        <draw:line draw:style-name="gr14" draw:text-style-name="P8" draw:layer="layout" svg:x1="13.965cm" svg:y1="3.933cm" svg:x2="14.864cm" svg:y2="5.282cm">
          <text:p/>
        </draw:line>
        <draw:custom-shape draw:style-name="gr1" draw:text-style-name="P1" draw:layer="layout" svg:width="2.46cm" svg:height="0.9cm" svg:x="12.695cm" svg:y="3.086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2.117cm" svg:height="0.778cm" svg:x="12.986cm" svg:y="3.193cm">
          <draw:text-box>
            <text:p><text:span text:style-name="T2">Node 2</text:span></text:p>
          </draw:text-box>
        </draw:frame>
        <draw:line draw:style-name="gr14" draw:text-style-name="P8" draw:layer="layout" svg:x1="20.976cm" svg:y1="4.066cm" svg:x2="21.875cm" svg:y2="5.415cm">
          <text:p/>
        </draw:line>
        <draw:custom-shape draw:style-name="gr1" draw:text-style-name="P1" draw:layer="layout" svg:width="2.46cm" svg:height="0.9cm" svg:x="19.521cm" svg:y="3.165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2.117cm" svg:height="0.778cm" svg:x="19.787cm" svg:y="3.299cm">
          <draw:text-box>
            <text:p><text:span text:style-name="T2">Node 3</text:span></text:p>
          </draw:text-box>
        </draw:frame>
        <draw:line draw:style-name="gr14" draw:text-style-name="P8" draw:layer="layout" svg:x1="22.987cm" svg:y1="10.071cm" svg:x2="21.795cm" svg:y2="10.787cm">
          <text:p/>
        </draw:line>
        <draw:custom-shape draw:style-name="gr1" draw:text-style-name="P1" draw:layer="layout" svg:width="2.46cm" svg:height="0.9cm" svg:x="23.014cm" svg:y="9.541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2.117cm" svg:height="0.754cm" svg:x="23.306cm" svg:y="9.627cm">
          <draw:text-box>
            <text:p><text:span text:style-name="T2">Node 6</text:span></text:p>
          </draw:text-box>
        </draw:frame>
        <draw:line draw:style-name="gr14" draw:text-style-name="P8" draw:layer="layout" svg:x1="16.029cm" svg:y1="9.965cm" svg:x2="14.837cm" svg:y2="10.681cm">
          <text:p/>
        </draw:line>
        <draw:custom-shape draw:style-name="gr1" draw:text-style-name="P1" draw:layer="layout" svg:width="2.46cm" svg:height="0.9cm" svg:x="16.056cm" svg:y="9.223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2.117cm" svg:height="0.754cm" svg:x="16.37cm" svg:y="9.336cm">
          <draw:text-box>
            <text:p><text:span text:style-name="T2">Node 5</text:span></text:p>
          </draw:text-box>
        </draw:frame>
        <draw:line draw:style-name="gr14" draw:text-style-name="P8" draw:layer="layout" svg:x1="15.023cm" svg:y1="17.162cm" svg:x2="14.864cm" svg:y2="15.574cm">
          <text:p/>
        </draw:line>
        <draw:custom-shape draw:style-name="gr1" draw:text-style-name="P1" draw:layer="layout" svg:width="2.46cm" svg:height="0.9cm" svg:x="14.706cm" svg:y="17.109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2.117cm" svg:height="0.778cm" svg:x="15.023cm" svg:y="17.269cm">
          <draw:text-box>
            <text:p><text:span text:style-name="T2">Node 8</text:span></text:p>
          </draw:text-box>
        </draw:frame>
        <draw:frame draw:style-name="gr15" draw:text-style-name="P9" draw:layer="layout" svg:width="2.117cm" svg:height="0.778cm" svg:x="8.058cm" svg:y="17.18cm">
          <draw:text-box>
            <text:p><text:span text:style-name="T2">Node 7</text:span></text:p>
          </draw:text-box>
        </draw:frame>
        <draw:line draw:style-name="gr14" draw:text-style-name="P8" draw:layer="layout" svg:x1="7.932cm" svg:y1="17.162cm" svg:x2="7.792cm" svg:y2="15.655cm">
          <text:p/>
        </draw:line>
        <draw:frame draw:style-name="gr17" draw:text-style-name="P6" draw:layer="layout" svg:width="1.456cm" svg:height="1.164cm" svg:x="13.303cm" svg:y="7.425cm">
          <draw:text-box>
            <text:p>V</text:p>
          </draw:text-box>
        </draw:frame>
        <draw:frame draw:style-name="gr10" draw:text-style-name="P6" draw:layer="layout" svg:width="0.821cm" svg:height="0.962cm" svg:x="13.33cm" svg:y="5.865cm">
          <draw:text-box>
            <text:p>+</text:p>
          </draw:text-box>
        </draw:frame>
        <draw:frame draw:style-name="gr10" draw:text-style-name="P6" draw:layer="layout" svg:width="0.767cm" svg:height="0.962cm" svg:x="13.436cm" svg:y="9.119cm">
          <draw:text-box>
            <text:p>-</text:p>
          </draw:text-box>
        </draw:frame>
        <draw:frame draw:style-name="gr11" draw:text-style-name="P7" draw:layer="layout" svg:width="0.82cm" svg:height="0.645cm" svg:x="13.674cm" svg:y="7.874cm">
          <draw:text-box>
            <text:p><text:span text:style-name="T1">b</text:span></text:p>
          </draw:text-box>
        </draw:frame>
        <presentation:notes draw:style-name="dp2">
          <draw:page-thumbnail draw:style-name="gr18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="solid" draw:fill-color="#ff4000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5T19:47:26.547626833</meta:creation-date>
    <dc:date>2021-03-31T15:54:34.603682499</dc:date>
    <meta:editing-duration>PT21H32M11S</meta:editing-duration>
    <meta:editing-cycles>22</meta:editing-cycles>
    <meta:generator>LibreOffice/6.4.6.2$Linux_X86_64 LibreOffice_project/40$Build-2</meta:generator>
    <meta:document-statistic meta:object-count="170"/>
  </office:meta>
</office:document-meta>
</file>